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T1" style:family="text">
      <style:text-properties fo:font-variant="normal" fo:text-transform="none" style:font-name="Roboto" fo:font-size="10.5pt" fo:letter-spacing="normal" fo:font-style="normal" fo:font-weight="normal" loext:padding="0cm" loext:border="none"/>
    </style:style>
    <style:style style:name="T2" style:family="text">
      <style:text-properties fo:font-variant="normal" fo:text-transform="none" style:text-line-through-style="none" style:text-line-through-type="none" style:font-name="Roboto" fo:font-size="10.5pt" fo:letter-spacing="normal" fo:font-style="normal" style:text-underline-style="none" fo:font-weight="normal" style:text-blinking="false" loext:padding="0cm" loext:border="none"/>
    </style:style>
    <style:style style:name="T3" style:family="text">
      <style:text-properties fo:font-variant="normal" fo:text-transform="none" fo:letter-spacing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line-break/>irm </text:span><text:a xlink:type="simple" xlink:href="https://www.youtube.com/redirect?event=video_description&amp;redir_token=QUFFLUhqbEU4dlhJMWZfNGR2NmtvaDB5eXVXR3J5VHhtQXxBQ3Jtc0tuZ1h6YlV0R182XzlKMVFZc2xrSFVMU2liaDNCOWN3SW5wVzZOWHVHc3dUQ1R1VjBmZl9lWVhoZnJyVVBnMUlwZ0dhT0hDdmphTnVHcktEcXUyb2N1Sy1KdE9CUENESzN0LUp6WXE3WlMycldNcnplNA&amp;q=https%3A%2F%2Fmassgrave.dev%2Fget&amp;v=8hMjnnEQyf0" office:target-frame-name="_blank" xlink:show="new" text:style-name="Internet_20_link" text:visited-style-name="Visited_20_Internet_20_Link"><text:span text:style-name="T2">https://massgrave.dev/get</text:span></text:a><text:span text:style-name="T3"> </text:span><text:span text:style-name="T1">| ie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3T12:08:20.693969649</meta:creation-date>
    <dc:date>2023-07-23T12:09:01.854688675</dc:date>
    <meta:editing-duration>PT43S</meta:editing-duration>
    <meta:editing-cycles>1</meta:editing-cycles>
    <meta:document-statistic meta:table-count="0" meta:image-count="0" meta:object-count="0" meta:page-count="1" meta:paragraph-count="1" meta:word-count="4" meta:character-count="36" meta:non-whitespace-character-count="32"/>
    <meta:generator>LibreOffice/6.0.7.3$Linux_X86_64 LibreOffice_project/00m0$Build-3</meta:generator>
  </office:meta>
</office:document-meta>
</file>